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894cm" style:rel-column-width="1074*"/>
    </style:style>
    <style:style style:name="Tabelle1.B" style:family="table-column">
      <style:table-column-properties style:column-width="4.595cm" style:rel-column-width="2605*"/>
    </style:style>
    <style:style style:name="Tabelle1.C" style:family="table-column">
      <style:table-column-properties style:column-width="1.42cm" style:rel-column-width="805*"/>
    </style:style>
    <style:style style:name="Tabelle1.D" style:family="table-column">
      <style:table-column-properties style:column-width="2.284cm" style:rel-column-width="1295*"/>
    </style:style>
    <style:style style:name="Tabelle1.E" style:family="table-column">
      <style:table-column-properties style:column-width="2.506cm" style:rel-column-width="1421*"/>
    </style:style>
    <style:style style:name="Tabelle1.F" style:family="table-column">
      <style:table-column-properties style:column-width="4.3cm" style:rel-column-width="2438*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.588cm" style:rel-column-width="6119*"/>
    </style:style>
    <style:style style:name="Tabelle2.B" style:family="table-column">
      <style:table-column-properties style:column-width="7.325cm" style:rel-column-width="28238*"/>
    </style:style>
    <style:style style:name="Tabelle2.C" style:family="table-column">
      <style:table-column-properties style:column-width="8.087cm" style:rel-column-width="31178*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2.395cm" style:rel-column-width="1358*"/>
    </style:style>
    <style:style style:name="Tabelle3.B" style:family="table-column">
      <style:table-column-properties style:column-width="4.011cm" style:rel-column-width="2274*"/>
    </style:style>
    <style:style style:name="Tabelle3.C" style:family="table-column">
      <style:table-column-properties style:column-width="10.594cm" style:rel-column-width="6006*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paragraph-rsid="000afc58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paragraph-rsid="000b8d27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0f9472"/>
    </style:style>
    <style:style style:name="P6" style:family="paragraph" style:parent-style-name="Standard">
      <style:paragraph-properties fo:text-align="justify" style:justify-single-word="false"/>
      <style:text-properties officeooo:paragraph-rsid="00102894"/>
    </style:style>
    <style:style style:name="P7" style:family="paragraph" style:parent-style-name="Standard">
      <style:text-properties officeooo:paragraph-rsid="00101faa"/>
    </style:style>
    <style:style style:name="P8" style:family="paragraph" style:parent-style-name="Standard">
      <style:text-properties officeooo:paragraph-rsid="00102894"/>
    </style:style>
    <style:style style:name="P9" style:family="paragraph" style:parent-style-name="Heading_20_3">
      <style:text-properties officeooo:paragraph-rsid="000dd7f8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3">
      <style:text-properties officeooo:paragraph-rsid="000b8d27"/>
    </style:style>
    <style:style style:name="P13" style:family="paragraph" style:parent-style-name="Standard" style:list-style-name="L4"/>
    <style:style style:name="P14" style:family="paragraph" style:parent-style-name="Standard" style:list-style-name="L5"/>
    <style:style style:name="P15" style:family="paragraph" style:parent-style-name="Standard" style:list-style-name="L5">
      <style:paragraph-properties fo:text-align="justify" style:justify-single-word="false"/>
    </style:style>
    <style:style style:name="P16" style:family="paragraph" style:parent-style-name="Standard" style:list-style-name="L6">
      <style:paragraph-properties fo:text-align="justify" style:justify-single-word="false"/>
      <style:text-properties officeooo:paragraph-rsid="00102894"/>
    </style:style>
    <style:style style:name="P17" style:family="paragraph" style:parent-style-name="Standard" style:list-style-name="L9">
      <style:paragraph-properties fo:text-align="justify" style:justify-single-word="false"/>
    </style:style>
    <style:style style:name="P18" style:family="paragraph" style:parent-style-name="Standard" style:list-style-name="L10">
      <style:paragraph-properties fo:text-align="justify" style:justify-single-word="false"/>
    </style:style>
    <style:style style:name="P19" style:family="paragraph" style:parent-style-name="Standard" style:list-style-name="L7">
      <style:text-properties officeooo:paragraph-rsid="00102894"/>
    </style:style>
    <style:style style:name="P20" style:family="paragraph" style:parent-style-name="Standard" style:list-style-name="L8"/>
    <style:style style:name="P21" style:family="paragraph" style:parent-style-name="Standard" style:list-style-name="L9"/>
    <style:style style:name="P22" style:family="paragraph" style:parent-style-name="Standard">
      <style:paragraph-properties fo:text-align="justify" style:justify-single-word="false"/>
      <style:text-properties fo:language="ru" fo:country="RU"/>
    </style:style>
    <style:style style:name="P23" style:family="paragraph" style:parent-style-name="Standard">
      <style:text-properties officeooo:paragraph-rsid="00101faa"/>
    </style:style>
    <style:style style:name="P24" style:family="paragraph" style:parent-style-name="Standard">
      <style:text-properties officeooo:paragraph-rsid="00117d37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officeooo:rsid="000b8d2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dd7f8"/>
    </style:style>
    <style:style style:name="T5" style:family="text">
      <style:text-properties officeooo:rsid="00117d3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Вебинары проекта «Онтология ТРИЗ»</text:span> </text:p>
      <text:p text:style-name="P2">«Функция» и «Функциональный анализ»</text:p>
      <text:p text:style-name="P1">Щедрин Николай</text:p>
      <text:p text:style-name="P1">20 октября 2020 г.</text:p>
      <text:p text:style-name="P1"/>
      <text:h text:style-name="Heading_20_3" text:outline-level="3">Создания онтологии</text:h>
      <text:p text:style-name="Standard">Выделены новые связи между понятиями:</text:p>
      <text:list xml:id="list3683438906" text:style-name="L1">
        <text:list-item>
          <text:p text:style-name="P10">Способы описания функции: Модель функции, Веполь, Элеполь</text:p>
        </text:list-item>
      </text:list>
      <text:p text:style-name="Standard">Предложена дополнительная классификация функций:</text:p>
      <text:list xml:id="list4028485178" text:style-name="L2">
        <text:list-item>
          <text:p text:style-name="P11">Функция подсистемы</text:p>
        </text:list-item>
        <text:list-item>
          <text:p text:style-name="P11">Функция надсистемы</text:p>
        </text:list-item>
        <text:list-item>
          <text:p text:style-name="P11">Функция объекта окружающей среды</text:p>
        </text:list-item>
      </text:list>
      <text:h text:style-name="Heading_20_3" text:outline-level="3">Модель функции и вепольная → элепольная модель</text:h>
      <text:p text:style-name="Standard"/>
      <text:p text:style-name="Standard">Модель функции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>
          <table:table-cell office:value-type="string">
            <text:p text:style-name="Standard">Субъект </text:p>
          </table:table-cell>
          <table:table-cell office:value-type="string">
            <text:p text:style-name="Standard">Действие </text:p>
          </table:table-cell>
          <table:table-cell office:value-type="string">
            <text:p text:style-name="Standard">Объект </text:p>
          </table:table-cell>
          <table:table-cell office:value-type="string">
            <text:p text:style-name="Standard">Параметр </text:p>
          </table:table-cell>
          <table:table-cell office:value-type="string">
            <text:p text:style-name="Standard">Тип функции </text:p>
          </table:table-cell>
          <table:table-cell office:value-type="string">
            <text:p text:style-name="Standard">Степень выполнения</text:p>
          </table:table-cell>
        </table:table-row>
        <table:table-row>
          <table:table-cell office:value-type="string">
            <text:p text:style-name="Standard">Молоток</text:p>
          </table:table-cell>
          <table:table-cell office:value-type="string">
            <text:p text:style-name="Standard">Забивает (перемещает)</text:p>
          </table:table-cell>
          <table:table-cell office:value-type="string">
            <text:p text:style-name="Standard">Гвоздь </text:p>
          </table:table-cell>
          <table:table-cell office:value-type="string">
            <text:p text:style-name="Standard">координата </text:p>
          </table:table-cell>
          <table:table-cell office:value-type="string">
            <text:p text:style-name="Standard">Полезная </text:p>
          </table:table-cell>
          <table:table-cell office:value-type="string">
            <text:p text:style-name="Standard">Недостаточная</text:p>
          </table:table-cell>
        </table:table-row>
        <table:table-row>
          <table:table-cell office:value-type="string">
            <text:p text:style-name="P3">Молоток </text:p>
          </table:table-cell>
          <table:table-cell office:value-type="string">
            <text:p text:style-name="P3">Изгибает (деформирует)</text:p>
          </table:table-cell>
          <table:table-cell office:value-type="string">
            <text:p text:style-name="P3">Гвоздь</text:p>
          </table:table-cell>
          <table:table-cell office:value-type="string">
            <text:p text:style-name="P3">форма </text:p>
          </table:table-cell>
          <table:table-cell office:value-type="string">
            <text:p text:style-name="P3">Вредная</text:p>
          </table:table-cell>
          <table:table-cell office:value-type="string">
            <text:p text:style-name="Standard"/>
          </table:table-cell>
        </table:table-row>
      </table:table>
      <text:p text:style-name="P3"/>
      <text:p text:style-name="Standard">Вепольная → элепольная модель:</text:p>
      <text:p text:style-name="Standard">Механическое поле</text:p>
      <text:p text:style-name="Standard">Молоток →<text:span text:style-name="T2"> </text:span>Гвоздь</text:p>
      <text:h text:style-name="Heading_20_3" text:outline-level="3">Функция в книгах по ТРИЗ</text:h>
      <text:p text:style-name="Standard">Г.С. Альтшуллер, Б.Л. Злотин, А.В. Зусман, В.И. Филатов «Поиск новых идей: от озарения к технологии».</text:p>
      <text:p text:style-name="Standard">https://www.rdita.kg/files/books/%D1%82%D1%80%D0%B8%D0%B7/poisk_novih1.pdf</text:p>
      <text:p text:style-name="Standard"/>
      <text:p text:style-name="P4"><text:span text:style-name="T4">(</text:span>Стр. 20<text:span text:style-name="T4">) </text:span>Целью существования систем развернутых в пространстве, является произведение какого–то действия, процесса. Соответственно система, развернутая во времени, создается для производства или обработки веществ, устройств. Таким образом, оба вида систем неразрывно связаны, дополняют друг друга. Между теми и другими существует множество аналогий в развитии, поэтому в дальнейшем они будут рассматриваться параллельно.</text:p>
      <text:p text:style-name="P4">Любая техническая система создается для выполнения некоторого комплекса полезных функций, достижения определенных целей. Среди них можно выделить <text:span text:style-name="T3">основные</text:span>, для выполнения которых, собственно, и создаемся система; <text:span text:style-name="T3">второстепенные</text:span>, отражающие побочные цели создателей системы; <text:span text:style-name="T3">вспомогательные</text:span>, обеспечивающие выполнение основных. Например, основная функция пылесоса – сбор пыли, второстепенные – использование при окраске помещений, в качестве табуретки (некоторые модели) и т. д. Вспомогательные функции – подача электроэнергии, сигнализация уровня запыленности, очищение пылесборника. Основные, второстепенные и вспомогательные функции неразрывно связаны между собой, образуя разветвленную иерархию, некоторое«дерево» функций объекта.</text:p>
      <text:p text:style-name="Standard"/>
      <text:h text:style-name="P9" text:outline-level="3"><text:soft-page-break/><text:span text:style-name="T4">(</text:span>Стр. 88<text:span text:style-name="T4">) </text:span>Вепольный анализ</text:h>
      <text:p text:style-name="P22">Одним из самых эффективных методов познания является моделирование, то есть замена реальных систем моделями (идеализированными системами). Операции, которые сложно или невозможно провести с реальными системами, проводят с моделями, а полученные результаты распространяются с соблюдением условий подобия на реальные системы. Отражая правильно одни качества объекта, модель может не иметь других его качеств: так, масштабная модель в точности повторяет внешний вид самолета, но летать не в состоянии. Модель может быть совершенно не похожей на объект, например математическая модель, представляющая собой систему уравнений, решение которых дает информацию об особенностяхповедения моделируемого объекта.</text:p>
      <text:p text:style-name="Standard"/>
      <text:p text:style-name="Standard">«Basic GEN3 Innovation Discipline (G3:ID) Training».</text:p>
      <text:p text:style-name="Standard">Стр. 5, Стр. 95</text:p>
      <text:p text:style-name="Standard"/>
      <text:h text:style-name="Heading_20_3" text:outline-level="3">Классификация функций</text:h>
      <text:p text:style-name="Standard">Надсистема: Автомобиль (перемещает)</text:p>
      <text:p text:style-name="Standard">Объект окружающей среды: Кислород (окисляет)</text:p>
      <text:p text:style-name="Standard">Система: Двигатель (преобразует энергию)</text:p>
      <text:p text:style-name="Standard">Подсистема: Поршневая группа (меняет объем камеры сгорания)</text:p>
      <text:p text:style-name="Standard"/>
      <text:h text:style-name="Heading_20_3" text:outline-level="3">Функция в книгах по ТРИЗ</text:h>
      <text:p text:style-name="Standard">Г.С. Альтшуллер, Б.Л. Злотин, А.В. Зусман, В.И. Филатов «Поиск новых идей: от</text:p>
      <text:p text:style-name="Standard">озарения к технологии». <text:s/>- Стр. 20 </text:p>
      <text:p text:style-name="P5">Любая техническая система создается для выполнения некоторого комплекса полезных функций, достижения определенных целей. Среди них можно выделить <text:span text:style-name="T3">основные</text:span>, для выполнения которых, собственно, и создаемся система; <text:span text:style-name="T3">второстепенные</text:span>, отражающие побочные цели создателей системы; <text:span text:style-name="T3">вспомогательные</text:span>, обеспечивающие выполнение основных. </text:p>
      <text:p text:style-name="Standard"/>
      <text:p text:style-name="Standard">А. Серединский, А.А. Гин, А.В. Кудрявцев, В.Ю. Бубенцов «Теория решения</text:p>
      <text:p text:style-name="Standard">изобретательских задач. Учебное пособие I уровня» - Стр. 15 - Стр. 18</text:p>
      <text:p text:style-name="Standard">https://portal.tpu.ru/SHARED/s/SHOB/study/TIPS/TR1/Gin_Kudravzev_TRIZ.pdf</text:p>
      <text:p text:style-name="Standard"/>
      <text:h text:style-name="Heading_20_3" text:outline-level="3">главная функция Стр. 15</text:h>
      <text:p text:style-name="Standard">Каждая ТС создаётся для выполнения своей главной функции (ГФ).</text:p>
      <text:p text:style-name="P1">Главная функция – функция, ради выполнения которой создаётся техническая система.</text:p>
      <text:p text:style-name="P4">Полная формулировка ГФ включает две части. Первая часть показывает главную цель, ради которой создана и обычно используется потребителем данная ТС, – это её предназначение. Она отвечает на вопрос «Что делает система?» с позиции потребителя. Вторая часть показывает конкретный способ действия данной ТС – это техническая функция. Она отвечает на вопрос «Как система это делает?».</text:p>
      <text:p text:style-name="P4">Полная формулировка ГФ объединяет предназначение и техническую функцию.</text:p>
      <text:p text:style-name="P1">ГФ = Предназначение + Техническая функция.</text:p>
      <text:h text:style-name="Heading_20_3" text:outline-level="3">Основная и вспомогательная функции</text:h>
      <text:p text:style-name="P4">Свои функции имеют и отдельные части (элементы) ТС. Если функции отдельных частей ТС непосредственно помогают осуществлять главную функцию, то их называют основными. Основные функции выполняются в отношении того же объекта, что и главная функция.</text:p>
      <text:p text:style-name="P4"><text:soft-page-break/>Основные функции, осуществляемые подсистемами стиральной машины: переворачивание белья, смачивание белья.</text:p>
      <text:p text:style-name="P5">Если функции подсистем ТС предназначены для обслуживания (обработки) других подсистем ТС, то такие функции называются вспомогательными. </text:p>
      <text:p text:style-name="P5">Вспомогательные функции стиральной машины: перемещение барабана стиральной машины (электродвигателем), фиксация люка защёлкой во время работы.</text:p>
      <text:h text:style-name="Heading_20_3" text:outline-level="3">Исследование онтологии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office:value-type="string">
            <text:p text:style-name="Standard"/>
          </table:table-cell>
          <table:table-cell office:value-type="string">
            <text:p text:style-name="Standard">Модель функции </text:p>
          </table:table-cell>
          <table:table-cell office:value-type="string">
            <text:p text:style-name="Standard">Веполь → Элеполь</text:p>
          </table:table-cell>
        </table:table-row>
        <table:table-row>
          <table:table-cell office:value-type="string">
            <text:p text:style-name="Standard">Анализ </text:p>
          </table:table-cell>
          <table:table-cell office:value-type="string">
            <text:p text:style-name="P3">• Функционально-стоимостной анализ</text:p>
            <text:p text:style-name="P3">• Функциональный анализ </text:p>
          </table:table-cell>
          <table:table-cell office:value-type="string">
            <text:p text:style-name="P3">Вепольный → Элепольный анализ</text:p>
          </table:table-cell>
        </table:table-row>
        <table:table-row>
          <table:table-cell office:value-type="string">
            <text:p text:style-name="Standard">Оценка </text:p>
          </table:table-cell>
          <table:table-cell office:value-type="string">
            <text:p text:style-name="P3">• Функционально-стоимостной анализ</text:p>
            <text:p text:style-name="P3">• Функциональный анализ </text:p>
          </table:table-cell>
          <table:table-cell office:value-type="string">
            <text:p text:style-name="P3">Вепольный → Элепольный анализ</text:p>
          </table:table-cell>
        </table:table-row>
        <table:table-row>
          <table:table-cell office:value-type="string">
            <text:p text:style-name="Standard">Синтез </text:p>
          </table:table-cell>
          <table:table-cell office:value-type="string">
            <text:p text:style-name="P3">• Функционально-идеальное моделирование (свертывание)</text:p>
            <text:p text:style-name="P3">• Функционально-ориентированный поиск</text:p>
            <text:p text:style-name="P3">• Развертывание (линии развития систем) </text:p>
          </table:table-cell>
          <table:table-cell office:value-type="string">
            <text:list xml:id="list1393546214" text:style-name="L3">
              <text:list-item>
                <text:p text:style-name="P12">Стандарты</text:p>
              </text:list-item>
              <text:list-item>
                <text:p text:style-name="P12">Свертывание (линии развития систем)</text:p>
              </text:list-item>
              <text:list-item>
                <text:p text:style-name="P12">Развертывание (линии развития систем)</text:p>
              </text:list-item>
              <text:list-item>
                <text:p text:style-name="P12">Другие линии развития систем</text:p>
              </text:list-item>
            </text:list>
          </table:table-cell>
        </table:table-row>
      </table:table>
      <text:p text:style-name="Standard"/>
      <text:p text:style-name="Standard">Темы исследований:</text:p>
      <text:list xml:id="list2096084334" text:style-name="L4">
        <text:list-item>
          <text:p text:style-name="P13">Как соотносятся ФИМ и линия свертывания систем?</text:p>
        </text:list-item>
        <text:list-item>
          <text:p text:style-name="P13">Можно ли применять линии развития систем, кроме свертывания, в функциональном анализе?</text:p>
        </text:list-item>
        <text:list-item>
          <text:p text:style-name="P13">Можно ли оценивать стоимость полей?</text:p>
        </text:list-item>
      </text:list>
      <text:h text:style-name="Heading_20_3" text:outline-level="3">Создания онтологии.</text:h>
      <text:p text:style-name="Standard">Выделены новые понятия: Полезная функция с недостатками.</text:p>
      <text:h text:style-name="Heading_20_3" text:outline-level="3">Объединение функционального анализа и стандартов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office:value-type="string">
            <text:p text:style-name="P7">Тип функции</text:p>
          </table:table-cell>
          <table:table-cell office:value-type="string">
            <text:p text:style-name="P7">Подтип</text:p>
          </table:table-cell>
          <table:table-cell office:value-type="string">
            <text:p text:style-name="P7">Система стандартов 76</text:p>
          </table:table-cell>
        </table:table-row>
        <table:table-row>
          <table:table-cell table:number-rows-spanned="2" office:value-type="string">
            <text:p text:style-name="P7">Вредная функция</text:p>
          </table:table-cell>
          <table:table-cell office:value-type="string">
            <text:p text:style-name="P7"/>
          </table:table-cell>
          <table:table-cell office:value-type="string">
            <text:p text:style-name="P7">Класс 1. Построение и разрушение вепольных систем;</text:p>
          </table:table-cell>
        </table:table-row>
        <table:table-row>
          <table:covered-table-cell/>
          <table:table-cell office:value-type="string">
            <text:p text:style-name="P7">Недостаточная функция </text:p>
          </table:table-cell>
          <table:table-cell office:value-type="string">
            <text:p text:style-name="P7">Класс 2. Развитие вепольных систем; </text:p>
            <text:p text:style-name="P7">Класс 5. Стандарты на применение стандартов;</text:p>
          </table:table-cell>
        </table:table-row>
        <table:table-row>
          <table:table-cell table:number-rows-spanned="3" office:value-type="string">
            <text:p text:style-name="P7">Полезная функция с недостат<text:span text:style-name="T5">­</text:span>ками</text:p>
          </table:table-cell>
          <table:table-cell office:value-type="string">
            <text:p text:style-name="P7">Избыточная функция </text:p>
          </table:table-cell>
          <table:table-cell office:value-type="string">
            <text:p text:style-name="P7">Класс 3. Переход к надсистеме и на микроуровень;</text:p>
          </table:table-cell>
        </table:table-row>
        <table:table-row>
          <table:covered-table-cell/>
          <table:table-cell office:value-type="string">
            <text:p text:style-name="P7">Плохо управляемая функция </text:p>
          </table:table-cell>
          <table:table-cell office:value-type="string">
            <text:p text:style-name="P7">Класс 2.Развитие вепольных систем;</text:p>
          </table:table-cell>
        </table:table-row>
        <table:table-row>
          <table:covered-table-cell/>
          <table:table-cell office:value-type="string">
            <text:p text:style-name="P7">Отсутствующая функция </text:p>
          </table:table-cell>
          <table:table-cell office:value-type="string">
            <text:p text:style-name="P7">Класс 1. Построение и разрушение вепольных систем; </text:p>
            <text:p text:style-name="P7">Класс 4. Стандарты на обнаружение и измерение систем;</text:p>
          </table:table-cell>
        </table:table-row>
        <table:table-row>
          <table:table-cell office:value-type="string">
            <text:p text:style-name="Standard">Полезная функция</text:p>
          </table:table-cell>
          <table:table-cell office:value-type="string">
            <text:p text:style-name="Standard"/>
          </table:table-cell>
          <table:table-cell office:value-type="string">
            <text:p text:style-name="Standard">Класс 3. Переход к надсистеме и на микроуровень; Класс 5. Стандарты на применение стандартов.</text:p>
          </table:table-cell>
        </table:table-row>
      </table:table>
      <text:h text:style-name="Heading_20_3" text:outline-level="3">Польза от новых понятий</text:h>
      <text:list xml:id="list800519744" text:style-name="L5">
        <text:list-item>
          <text:p text:style-name="P14">Теоретическая:</text:p>
          <text:list>
            <text:list-item>
              <text:p text:style-name="P14">Новые области исследования:</text:p>
              <text:list>
                <text:list-item>
                  <text:p text:style-name="P14">Объединение функционального и вепольного → элепольного анализов;</text:p>
                </text:list-item>
                <text:list-item>
                  <text:p text:style-name="P14">Решение задач функционального анализа с помощью системы стандартов 76;</text:p>
                </text:list-item>
                <text:list-item>
                  <text:p text:style-name="P14">Объединение функционального анализа и анализа по системного оператору;</text:p>
                </text:list-item>
                <text:list-item>
                  <text:p text:style-name="P14">Взаимное обогащение методов, основанных на моделях функции</text:p>
                </text:list-item>
              </text:list>
            </text:list-item>
          </text:list>
        </text:list-item>
        <text:list-item>
          <text:p text:style-name="P14">Дидактическая:</text:p>
          <text:list>
            <text:list-item>
              <text:p text:style-name="P14">Упрощение подхода преподавания понятий «Веполь», «элеполь».</text:p>
            </text:list-item>
          </text:list>
        </text:list-item>
        <text:list-item>
          <text:p text:style-name="P14">Практическая:</text:p>
          <text:list>
            <text:list-item>
              <text:p text:style-name="P15"><text:soft-page-break/>Единый шаблон описания инструментов ТРИЗ позволяет связать инструменты и применять разные методы для достижения одних и тех же целей. Таким образом повышается гибкость анализа и решения задач.</text:p>
            </text:list-item>
          </text:list>
        </text:list-item>
      </text:list>
      <text:p text:style-name="Standard"/>
      <text:p text:style-name="P24">Раздел на сайте triz-summit: </text:p>
      <text:p text:style-name="P24">https://triz-summit.ru/onto_triz/mod/metod/triz/fa/model_fa/func_syst_model/func/</text:p>
      <text:h text:style-name="Heading_20_2" text:outline-level="2">Онтология «Функциональный анализ»</text:h>
      <text:h text:style-name="Heading_20_3" text:outline-level="3">Создания онтологии</text:h>
      <text:p text:style-name="P6">Разработан шаблон описания инструмента: </text:p>
      <text:list xml:id="list4286880273" text:style-name="L6">
        <text:list-item>
          <text:p text:style-name="P16">Цель; </text:p>
        </text:list-item>
        <text:list-item>
          <text:p text:style-name="P16">Модели; </text:p>
        </text:list-item>
        <text:list-item>
          <text:p text:style-name="P16">Правила построения моделей; </text:p>
        </text:list-item>
        <text:list-item>
          <text:p text:style-name="P16">Правила преобразования моделей.</text:p>
        </text:list-item>
      </text:list>
      <text:p text:style-name="P8">Отдельно выделены частные случаи Функционального анализ: </text:p>
      <text:list xml:id="list895137843" text:style-name="L7">
        <text:list-item>
          <text:p text:style-name="P19">Функциональный анализ системы; </text:p>
        </text:list-item>
        <text:list-item>
          <text:p text:style-name="P19">Функциональный анализ процесса.</text:p>
        </text:list-item>
      </text:list>
      <text:p text:style-name="Standard">Цели функционального анализа:</text:p>
      <text:list xml:id="list1950177007" text:style-name="L8">
        <text:list-item>
          <text:p text:style-name="P20">Нахождение новых системных связей;</text:p>
        </text:list-item>
        <text:list-item>
          <text:p text:style-name="P20">Оценка функциональной модели на соответствие требованиям;</text:p>
        </text:list-item>
        <text:list-item>
          <text:p text:style-name="P20">Обнаружение задач;</text:p>
        </text:list-item>
        <text:list-item>
          <text:p text:style-name="P20">Поиск ресурсов.</text:p>
        </text:list-item>
      </text:list>
      <text:h text:style-name="Heading_20_3" text:outline-level="3">Исследование онтологии</text:h>
      <text:p text:style-name="P4">С помощью онтологии в явном виде продемонстрировано отличие понятий «Модель функции» и «Функциональная модель»</text:p>
      <text:p text:style-name="Standard">Раздел на сайте triz-summit: https://triz-summit.ru/onto_triz/mod/metod/triz/fa/</text:p>
      <text:h text:style-name="Heading_20_3" text:outline-level="3">Польза от новых понятий</text:h>
      <text:list xml:id="list217290057" text:style-name="L9">
        <text:list-item>
          <text:p text:style-name="P21">Теоретическая:</text:p>
          <text:list>
            <text:list-item>
              <text:p text:style-name="P17">Единый шаблон описания инструментов ТРИЗ позволяет находить общее и разное в методах и инструментах;</text:p>
            </text:list-item>
            <text:list-item>
              <text:p text:style-name="P17">Новый подход к исследованию функционального анализа процессов и потокового анализа;</text:p>
            </text:list-item>
          </text:list>
        </text:list-item>
        <text:list-item>
          <text:p text:style-name="P21">Дидактическая:</text:p>
          <text:list>
            <text:list-item>
              <text:p text:style-name="P17">Онтология упрощает представление отличий между понятиями такими, как «модель функции» и «функциональная модель»;</text:p>
            </text:list-item>
          </text:list>
        </text:list-item>
        <text:list-item>
          <text:p text:style-name="P21">Практическая:</text:p>
          <text:list>
            <text:list-item>
              <text:p text:style-name="P17">Повышения эффективности применения функционального анализа через взаимосвязи с другими инструментами ТРИЗ.</text:p>
            </text:list-item>
          </text:list>
        </text:list-item>
      </text:list>
      <text:h text:style-name="Heading_20_3" text:outline-level="3">Следующие шаги</text:h>
      <text:list xml:id="list1835251988" text:style-name="L10">
        <text:list-item>
          <text:p text:style-name="P18">Добавление связей с различными методами ТРИЗ, основанными на функциональном подходе;</text:p>
        </text:list-item>
        <text:list-item>
          <text:p text:style-name="P18">Разработка глоссария существующих объектов онтологии;</text:p>
        </text:list-item>
        <text:list-item>
          <text:p text:style-name="P18">Развитие страниц онтологических-карт на сайте triz-summit.ru;</text:p>
        </text:list-item>
        <text:list-item>
          <text:p text:style-name="P18">Построение связей между методами, основанными на функциональных моделях и вепольных;</text:p>
        </text:list-item>
        <text:list-item>
          <text:p text:style-name="P18">Построение связей между функциональными методами ТРИЗ и других областей знаний (например, Системной инженерией);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10:30:51.176716187</meta:creation-date>
    <dc:date>2021-01-28T18:42:05.059359427</dc:date>
    <meta:editing-duration>PT1H21M14S</meta:editing-duration>
    <meta:editing-cycles>6</meta:editing-cycles>
    <meta:generator>LibreOffice/6.4.6.2$Linux_X86_64 LibreOffice_project/40$Build-2</meta:generator>
    <meta:print-date>2021-01-28T17:47:43.548497194</meta:print-date>
    <meta:document-statistic meta:table-count="3" meta:image-count="0" meta:object-count="0" meta:page-count="4" meta:paragraph-count="154" meta:word-count="1067" meta:character-count="8648" meta:non-whitespace-character-count="7738"/>
  </office:meta>
</office:document-meta>
</file>